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4" table:default-cell-style-name="ce16"/>
        <table:table-column table:style-name="co5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95" table:number-columns-repeated="1014"/>
        </table:table-row>
        <table:table-row table:style-name="ro2">
          <table:table-cell table:style-name="ce2" table:number-columns-repeated="9"/>
          <table:table-cell table:style-name="ce79" office:value-type="string" calcext:value-type="string">
            <text:p>單位︰人</text:p>
          </table:table-cell>
          <table:table-cell table:style-name="ce9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80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5"/>
          <table:table-cell table:style-name="ce7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96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  <text:p>地    區</text:p>
          </table:table-cell>
          <table:table-cell table:style-name="ce72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1"/>
          <table:table-cell table:style-name="ce96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60" office:value-type="float" office:value="437" calcext:value-type="float">
            <text:p>437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4"/>
          <table:covered-table-cell table:style-name="ce67"/>
          <table:table-cell table:style-name="ce73" office:value-type="float" office:value="381" calcext:value-type="float">
            <text:p><text:s text:c="3"/>381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60" office:value-type="float" office:value="421" calcext:value-type="float">
            <text:p>421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4"/>
          <table:covered-table-cell table:style-name="ce67"/>
          <table:table-cell table:style-name="ce73" office:value-type="float" office:value="604" calcext:value-type="float">
            <text:p><text:s text:c="3"/>604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60" office:value-type="float" office:value="308" calcext:value-type="float">
            <text:p>308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6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4"/>
          <table:covered-table-cell table:style-name="ce67"/>
          <table:table-cell table:style-name="ce50" office:value-type="float" office:value="1156" calcext:value-type="float">
            <text:p><text:s text:c="3"/>1,156</text:p>
          </table:table-cell>
          <table:covered-table-cell table:style-name="ce64"/>
          <table:covered-table-cell table:style-name="ce67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10" calcext:value-type="float">
            <text:p>110</text:p>
          </table:table-cell>
          <table:table-cell table:style-name="ce68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8" office:value-type="float" office:value="91" calcext:value-type="float">
            <text:p>91</text:p>
          </table:table-cell>
          <table:table-cell table:style-name="ce82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9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9" office:value-type="float" office:value="1844" calcext:value-type="float">
            <text:p>1,844</text:p>
          </table:table-cell>
          <table:table-cell table:style-name="ce83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11" calcext:value-type="float">
            <text:p>111</text:p>
          </table:table-cell>
          <table:table-cell table:style-name="ce68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8" office:value-type="float" office:value="116" calcext:value-type="float">
            <text:p>116</text:p>
          </table:table-cell>
          <table:table-cell table:style-name="ce82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9" office:value-type="float" office:value="2020" calcext:value-type="float">
            <text:p>2,020</text:p>
          </table:table-cell>
          <table:table-cell table:style-name="ce83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16" calcext:value-type="float">
            <text:p>216</text:p>
          </table:table-cell>
          <table:table-cell table:style-name="ce68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8" office:value-type="float" office:value="175" calcext:value-type="float">
            <text:p>175</text:p>
          </table:table-cell>
          <table:table-cell table:style-name="ce82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9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9" office:value-type="float" office:value="2181" calcext:value-type="float">
            <text:p>2,181</text:p>
          </table:table-cell>
          <table:table-cell table:style-name="ce83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60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4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4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55" office:value-type="float" office:value="52660" calcext:value-type="float">
            <text:p><text:s text:c="3"/>52,660</text:p>
          </table:table-cell>
          <table:table-cell table:style-name="ce55" office:value-type="float" office:value="6716" calcext:value-type="float">
            <text:p><text:s text:c="3"/>6,716</text:p>
          </table:table-cell>
          <table:table-cell table:style-name="ce55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4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5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4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6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4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6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4" office:value-type="float" office:value="77" calcext:value-type="float">
            <text:p><text:s text:c="3"/>7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92" calcext:value-type="float">
            <text:p><text:s text:c="3"/>4,892</text:p>
          </table:table-cell>
          <table:table-cell table:style-name="ce41" office:value-type="float" office:value="3770" calcext:value-type="float">
            <text:p><text:s text:c="3"/>3,770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732" calcext:value-type="float">
            <text:p><text:s text:c="3"/>732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5" office:value-type="float" office:value="386" calcext:value-type="float">
            <text:p><text:s text:c="3"/>386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101" calcext:value-type="float">
            <text:p><text:s text:c="3"/>10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3907" calcext:value-type="float">
            <text:p><text:s text:c="3"/>3,907</text:p>
          </table:table-cell>
          <table:table-cell table:style-name="ce41" office:value-type="float" office:value="863" calcext:value-type="float">
            <text:p><text:s text:c="3"/>863</text:p>
          </table:table-cell>
          <table:table-cell table:style-name="ce41" office:value-type="float" office:value="854" calcext:value-type="float">
            <text:p><text:s text:c="3"/>854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5" office:value-type="float" office:value="393" calcext:value-type="float">
            <text:p><text:s text:c="3"/>39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88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39" calcext:value-type="float">
            <text:p><text:s text:c="3"/>5,339</text:p>
          </table:table-cell>
          <table:table-cell table:style-name="ce41" office:value-type="float" office:value="4086" calcext:value-type="float">
            <text:p><text:s text:c="3"/>4,086</text:p>
          </table:table-cell>
          <table:table-cell table:style-name="ce41" office:value-type="float" office:value="814" calcext:value-type="float">
            <text:p><text:s text:c="3"/>814</text:p>
          </table:table-cell>
          <table:table-cell table:style-name="ce41" office:value-type="float" office:value="809" calcext:value-type="float">
            <text:p><text:s text:c="3"/>80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1" office:value-type="float" office:value="430" calcext:value-type="float">
            <text:p><text:s text:c="3"/>430</text:p>
          </table:table-cell>
          <table:table-cell table:style-name="ce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8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05" calcext:value-type="float">
            <text:p><text:s text:c="3"/>4,905</text:p>
          </table:table-cell>
          <table:table-cell table:style-name="ce41" office:value-type="float" office:value="3699" calcext:value-type="float">
            <text:p><text:s text:c="3"/>3,699</text:p>
          </table:table-cell>
          <table:table-cell table:style-name="ce41" office:value-type="float" office:value="810" calcext:value-type="float">
            <text:p><text:s text:c="3"/>810</text:p>
          </table:table-cell>
          <table:table-cell table:style-name="ce41" office:value-type="float" office:value="806" calcext:value-type="float">
            <text:p><text:s text:c="3"/>80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5" office:value-type="float" office:value="396" calcext:value-type="float">
            <text:p><text:s text:c="3"/>396</text:p>
          </table:table-cell>
          <table:table-cell table:style-name="ce41" office:value-type="float" office:value="384" calcext:value-type="float">
            <text:p><text:s text:c="3"/>384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4737" calcext:value-type="float">
            <text:p><text:s text:c="3"/>4,73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53" calcext:value-type="float">
            <text:p><text:s text:c="3"/>4,853</text:p>
          </table:table-cell>
          <table:table-cell table:style-name="ce41" office:value-type="float" office:value="3697" calcext:value-type="float">
            <text:p><text:s text:c="3"/>3,697</text:p>
          </table:table-cell>
          <table:table-cell table:style-name="ce41" office:value-type="float" office:value="718" calcext:value-type="float">
            <text:p><text:s text:c="3"/>718</text:p>
          </table:table-cell>
          <table:table-cell table:style-name="ce41" office:value-type="float" office:value="714" calcext:value-type="float">
            <text:p><text:s text:c="3"/>714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5" office:value-type="float" office:value="438" calcext:value-type="float">
            <text:p><text:s text:c="3"/>438</text:p>
          </table:table-cell>
          <table:table-cell table:style-name="ce41" office:value-type="float" office:value="428" calcext:value-type="float">
            <text:p><text:s text:c="3"/>428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50" calcext:value-type="float">
            <text:p><text:s text:c="3"/>50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96" calcext:value-type="float">
            <text:p><text:s text:c="3"/>4,796</text:p>
          </table:table-cell>
          <table:table-cell table:style-name="ce41" office:value-type="float" office:value="3671" calcext:value-type="float">
            <text:p><text:s text:c="3"/>3,671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723" calcext:value-type="float">
            <text:p><text:s text:c="3"/>723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5" office:value-type="float" office:value="395" calcext:value-type="float">
            <text:p><text:s text:c="3"/>395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8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6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27659" calcext:value-type="float">
            <text:p><text:s text:c="3"/>27,659</text:p>
          </table:table-cell>
          <table:table-cell table:style-name="ce36" office:value-type="float" office:value="27088" calcext:value-type="float">
            <text:p><text:s text:c="3"/>27,088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66" calcext:value-type="float">
            <text:p><text:s text:c="3"/>16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84" office:value-type="float" office:value="267" calcext:value-type="float">
            <text:p><text:s text:c="3"/>26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5" office:value-type="string" calcext:value-type="string">
            <text:p>女</text:p>
          </table:table-cell>
          <table:table-cell table:style-name="ce37" office:value-type="float" office:value="27659" calcext:value-type="float">
            <text:p><text:s text:c="3"/>27,659</text:p>
          </table:table-cell>
          <table:table-cell table:style-name="ce37" office:value-type="float" office:value="21203" calcext:value-type="float">
            <text:p><text:s text:c="3"/>21,203</text:p>
          </table:table-cell>
          <table:table-cell table:style-name="ce37" office:value-type="float" office:value="4156" calcext:value-type="float">
            <text:p><text:s text:c="3"/>4,156</text:p>
          </table:table-cell>
          <table:table-cell table:style-name="ce37" office:value-type="float" office:value="4129" calcext:value-type="float">
            <text:p><text:s text:c="3"/>4,129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00" calcext:value-type="float">
            <text:p><text:s text:c="3"/>2,300</text:p>
          </table:table-cell>
          <table:table-cell table:style-name="ce37" office:value-type="float" office:value="2232" calcext:value-type="float">
            <text:p><text:s text:c="3"/>2,232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4038" calcext:value-type="float">
            <text:p><text:s text:c="3"/>4,038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3152" calcext:value-type="float">
            <text:p><text:s text:c="3"/>3,152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5" office:value-type="float" office:value="338" calcext:value-type="float">
            <text:p><text:s text:c="3"/>338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5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78" calcext:value-type="float">
            <text:p><text:s text:c="3"/>5,378</text:p>
          </table:table-cell>
          <table:table-cell table:style-name="ce41" office:value-type="float" office:value="4150" calcext:value-type="float">
            <text:p><text:s text:c="3"/>4,150</text:p>
          </table:table-cell>
          <table:table-cell table:style-name="ce41" office:value-type="float" office:value="789" calcext:value-type="float">
            <text:p><text:s text:c="3"/>789</text:p>
          </table:table-cell>
          <table:table-cell table:style-name="ce41" office:value-type="float" office:value="780" calcext:value-type="float">
            <text:p><text:s text:c="3"/>78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1" office:value-type="float" office:value="427" calcext:value-type="float">
            <text:p><text:s text:c="3"/>427</text:p>
          </table:table-cell>
          <table:table-cell table:style-name="ce8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572" calcext:value-type="float">
            <text:p><text:s text:c="3"/>4,572</text:p>
          </table:table-cell>
          <table:table-cell table:style-name="ce41" office:value-type="float" office:value="3503" calcext:value-type="float">
            <text:p><text:s text:c="3"/>3,503</text:p>
          </table:table-cell>
          <table:table-cell table:style-name="ce41" office:value-type="float" office:value="693" calcext:value-type="float">
            <text:p><text:s text:c="3"/>693</text:p>
          </table:table-cell>
          <table:table-cell table:style-name="ce41" office:value-type="float" office:value="692" calcext:value-type="float">
            <text:p><text:s text:c="3"/>69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5" office:value-type="float" office:value="376" calcext:value-type="float">
            <text:p><text:s text:c="3"/>376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8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4908" calcext:value-type="float">
            <text:p><text:s text:c="3"/>4,90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4" office:value-type="float" office:value="79" calcext:value-type="float">
            <text:p><text:s text:c="3"/>7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8" office:value-type="string" calcext:value-type="string">
            <text:p>女</text:p>
          </table:table-cell>
          <table:table-cell table:style-name="ce41" office:value-type="float" office:value="5019" calcext:value-type="float">
            <text:p><text:s text:c="3"/>5,019</text:p>
          </table:table-cell>
          <table:table-cell table:style-name="ce41" office:value-type="float" office:value="3785" calcext:value-type="float">
            <text:p><text:s text:c="3"/>3,785</text:p>
          </table:table-cell>
          <table:table-cell table:style-name="ce41" office:value-type="float" office:value="795" calcext:value-type="float">
            <text:p><text:s text:c="3"/>795</text:p>
          </table:table-cell>
          <table:table-cell table:style-name="ce41" office:value-type="float" office:value="790" calcext:value-type="float">
            <text:p><text:s text:c="3"/>790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8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4798" calcext:value-type="float">
            <text:p><text:s text:c="3"/>4,798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42" office:value-type="float" office:value="4900" calcext:value-type="float">
            <text:p><text:s text:c="3"/>4,900</text:p>
          </table:table-cell>
          <table:table-cell table:style-name="ce42" office:value-type="float" office:value="3771" calcext:value-type="float">
            <text:p><text:s text:c="3"/>3,771</text:p>
          </table:table-cell>
          <table:table-cell table:style-name="ce42" office:value-type="float" office:value="738" calcext:value-type="float">
            <text:p><text:s text:c="3"/>738</text:p>
          </table:table-cell>
          <table:table-cell table:style-name="ce42" office:value-type="float" office:value="729" calcext:value-type="float">
            <text:p><text:s text:c="3"/>729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6" office:value-type="float" office:value="391" calcext:value-type="float">
            <text:p><text:s text:c="3"/>391</text:p>
          </table:table-cell>
          <table:table-cell table:style-name="ce42" office:value-type="float" office:value="380" calcext:value-type="float">
            <text:p><text:s text:c="3"/>3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0.16" calcext:value-type="float">
            <text:p><text:s/>0.16</text:p>
          </table:table-cell>
          <table:table-cell table:style-name="ce56" office:value-type="float" office:value="0.46" calcext:value-type="float">
            <text:p><text:s text:c="4"/>0.46</text:p>
          </table:table-cell>
          <table:table-cell table:style-name="ce45" office:value-type="float" office:value="-12.82" calcext:value-type="float">
            <text:p>－ <text:s text:c="2"/>12.82</text:p>
          </table:table-cell>
          <table:table-cell table:style-name="ce45" office:value-type="float" office:value="-15.15" calcext:value-type="float">
            <text:p>－ <text:s text:c="2"/>15.15</text:p>
          </table:table-cell>
          <table:table-cell table:style-name="ce45" office:value-type="float" office:value="0" calcext:value-type="float">
            <text:p>－</text:p>
          </table:table-cell>
          <table:table-cell table:style-name="ce43" office:value-type="float" office:value="-11.69" calcext:value-type="float">
            <text:p><text:s text:c="3"/>－11.69</text:p>
          </table:table-cell>
          <table:table-cell table:style-name="ce45" office:value-type="float" office:value="-20" calcext:value-type="float">
            <text:p>－ <text:s text:c="2"/>20.00</text:p>
          </table:table-cell>
          <table:table-cell table:style-name="ce91" office:value-type="float" office:value="-8.77" calcext:value-type="float">
            <text:p>－8.7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0.16" calcext:value-type="float">
            <text:p><text:s/>0.16</text:p>
          </table:table-cell>
          <table:table-cell table:style-name="ce57" office:value-type="float" office:value="0.03" calcext:value-type="float">
            <text:p><text:s text:c="4"/>0.03</text:p>
          </table:table-cell>
          <table:table-cell table:style-name="ce46" office:value-type="float" office:value="0.27" calcext:value-type="float">
            <text:p>0.27</text:p>
          </table:table-cell>
          <table:table-cell table:style-name="ce46" office:value-type="float" office:value="-0.41" calcext:value-type="float">
            <text:p>－ <text:s text:c="2"/>0.41</text:p>
          </table:table-cell>
          <table:table-cell table:style-name="ce46" office:value-type="float" office:value="125" calcext:value-type="float">
            <text:p>125.00</text:p>
          </table:table-cell>
          <table:table-cell table:style-name="ce57" office:value-type="float" office:value="1.3" calcext:value-type="float">
            <text:p><text:s text:c="4"/>1.30</text:p>
          </table:table-cell>
          <table:table-cell table:style-name="ce57" office:value-type="float" office:value="0.53" calcext:value-type="float">
            <text:p><text:s text:c="4"/>0.53</text:p>
          </table:table-cell>
          <table:table-cell table:style-name="ce92" office:value-type="float" office:value="37.5" calcext:value-type="float">
            <text:p><text:s/>37.5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-2.37" calcext:value-type="float">
            <text:p>－ <text:s text:c="2"/>2.37</text:p>
          </table:table-cell>
          <table:table-cell table:style-name="ce45" office:value-type="float" office:value="-2.24" calcext:value-type="float">
            <text:p>－ <text:s text:c="2"/>2.24</text:p>
          </table:table-cell>
          <table:table-cell table:style-name="ce45" office:value-type="float" office:value="6.25" calcext:value-type="float">
            <text:p>6.25</text:p>
          </table:table-cell>
          <table:table-cell table:style-name="ce45" office:value-type="float" office:value="3.7" calcext:value-type="float">
            <text:p>3.70</text:p>
          </table:table-cell>
          <table:table-cell table:style-name="ce70" office:value-type="float" office:value="20" calcext:value-type="float">
            <text:p><text:s/>20.00</text:p>
          </table:table-cell>
          <table:table-cell table:style-name="ce45" office:value-type="float" office:value="-13.92" calcext:value-type="float">
            <text:p>－ <text:s text:c="2"/>13.92</text:p>
          </table:table-cell>
          <table:table-cell table:style-name="ce45" office:value-type="float" office:value="-44.83" calcext:value-type="float">
            <text:p>－ <text:s text:c="2"/>44.83</text:p>
          </table:table-cell>
          <table:table-cell table:style-name="ce93" office:value-type="float" office:value="4" calcext:value-type="float">
            <text:p>4.00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-2.37" calcext:value-type="float">
            <text:p>－ <text:s text:c="2"/>2.37</text:p>
          </table:table-cell>
          <table:table-cell table:style-name="ce46" office:value-type="float" office:value="-0.37" calcext:value-type="float">
            <text:p>－ <text:s text:c="2"/>0.37</text:p>
          </table:table-cell>
          <table:table-cell table:style-name="ce46" office:value-type="float" office:value="-7.17" calcext:value-type="float">
            <text:p>－ <text:s text:c="2"/>7.17</text:p>
          </table:table-cell>
          <table:table-cell table:style-name="ce46" office:value-type="float" office:value="-7.72" calcext:value-type="float">
            <text:p>－ <text:s text:c="2"/>7.72</text:p>
          </table:table-cell>
          <table:table-cell table:style-name="ce46" office:value-type="float" office:value="80" calcext:value-type="float">
            <text:p>80.00</text:p>
          </table:table-cell>
          <table:table-cell table:style-name="ce46" office:value-type="float" office:value="-10.93" calcext:value-type="float">
            <text:p>－ <text:s text:c="2"/>10.93</text:p>
          </table:table-cell>
          <table:table-cell table:style-name="ce46" office:value-type="float" office:value="-10.59" calcext:value-type="float">
            <text:p>－ <text:s text:c="2"/>10.59</text:p>
          </table:table-cell>
          <table:table-cell table:style-name="ce94" office:value-type="float" office:value="-21.43" calcext:value-type="float">
            <text:p>－ <text:s text:c="2"/>21.4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1" table:number-columns-repeated="2"/>
          <table:table-cell table:style-name="ce71" office:value-type="string" calcext:value-type="string" table:number-columns-spanned="4" table:number-rows-spanned="1">
            <text:p>內政部戶政司 民國100年7月6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1"/>
            <table:table-cell table:style-name="ce95" table:number-columns-repeated="1014"/>
          </table:table-row>
          <table:table-row table:style-name="ro3">
            <table:table-cell table:style-name="ce97" table:number-columns-repeated="2"/>
            <table:table-cell table:style-name="ce95"/>
            <table:table-cell table:style-name="ce109" office:value-type="string" office:string-value="中 華 民 國 100 年 6 月 份" calcext:value-type="string" table:number-columns-spanned="4" table:number-rows-spanned="1">
              <text:p><text:s/>中 華 民 國 100 年 6 月 份 </text:p>
            </table:table-cell>
            <table:covered-table-cell table:number-columns-repeated="3" table:style-name="ce109"/>
            <table:table-cell table:style-name="ce120" table:number-columns-repeated="2"/>
            <table:table-cell table:style-name="ce79" office:value-type="string" calcext:value-type="string">
              <text:p>單位︰人</text:p>
            </table:table-cell>
            <table:table-cell table:style-name="ce95" table:number-columns-repeated="1014"/>
          </table:table-row>
        </table:table-header-rows>
        <table:table-row table:style-name="ro3">
          <table:table-cell table:style-name="ce12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2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5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0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4"/>
          <table:covered-table-cell table:style-name="ce125"/>
          <table:table-cell table:style-name="ce96" table:number-columns-repeated="1014"/>
        </table:table-row>
        <table:table-row table:style-name="ro3">
          <table:covered-table-cell table:style-name="ce98"/>
          <table:covered-table-cell table:number-columns-repeated="2" table:style-name="ce103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17"/>
          <table:covered-table-cell table:style-name="ce118"/>
          <table:table-cell table:style-name="ce121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2"/>
          <table:table-cell table:style-name="ce96" table:number-columns-repeated="1014"/>
        </table:table-row>
        <table:table-row table:style-name="ro3">
          <table:covered-table-cell table:style-name="ce98"/>
          <table:covered-table-cell table:number-columns-repeated="3" table:style-name="ce103"/>
          <table:table-cell table:style-name="ce115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5" office:value-type="string" calcext:value-type="string" table:number-columns-spanned="1" table:number-rows-spanned="2">
            <text:p>大陸地區</text:p>
          </table:table-cell>
          <table:table-cell table:style-name="ce115" office:value-type="string" calcext:value-type="string" table:number-columns-spanned="1" table:number-rows-spanned="2">
            <text:p>港澳地區</text:p>
          </table:table-cell>
          <table:table-cell table:style-name="ce115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3" office:value-type="string" calcext:value-type="string">
            <text:p>東南亞</text:p>
          </table:table-cell>
          <table:table-cell table:style-name="ce121" office:value-type="string" calcext:value-type="string" table:number-columns-spanned="1" table:number-rows-spanned="2">
            <text:p>其他地區</text:p>
          </table:table-cell>
          <table:table-cell table:style-name="ce96" table:number-columns-repeated="1014"/>
        </table:table-row>
        <table:table-row table:style-name="ro5">
          <table:covered-table-cell table:style-name="ce9"/>
          <table:covered-table-cell table:number-columns-repeated="7" table:style-name="ce104"/>
          <table:table-cell table:style-name="ce124" office:value-type="string" calcext:value-type="string">
            <text:p>地<text:span text:style-name="T8">    </text:span><text:span text:style-name="T9">區</text:span></text:p>
          </table:table-cell>
          <table:covered-table-cell table:style-name="ce126"/>
          <table:table-cell table:style-name="ce96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4900" calcext:value-type="float">
            <text:p><text:s text:c="3"/>4,900</text:p>
          </table:table-cell>
          <table:table-cell table:style-name="ce49" office:value-type="float" office:value="4798" calcext:value-type="float">
            <text:p><text:s text:c="3"/>4,798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12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900" calcext:value-type="float">
            <text:p><text:s text:c="3"/>4,900</text:p>
          </table:table-cell>
          <table:table-cell table:style-name="ce50" office:value-type="float" office:value="3771" calcext:value-type="float">
            <text:p><text:s text:c="3"/>3,771</text:p>
          </table:table-cell>
          <table:table-cell table:style-name="ce50" office:value-type="float" office:value="738" calcext:value-type="float">
            <text:p><text:s text:c="3"/>738</text:p>
          </table:table-cell>
          <table:table-cell table:style-name="ce50" office:value-type="float" office:value="729" calcext:value-type="float">
            <text:p><text:s text:c="3"/>729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50" office:value-type="float" office:value="380" calcext:value-type="float">
            <text:p><text:s text:c="3"/>380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983" calcext:value-type="float">
            <text:p><text:s text:c="3"/>983</text:p>
          </table:table-cell>
          <table:table-cell table:style-name="ce111" office:value-type="float" office:value="954" calcext:value-type="float">
            <text:p><text:s text:c="3"/>954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112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72" calcext:value-type="float">
            <text:p><text:s text:c="3"/>7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489" calcext:value-type="float">
            <text:p><text:s text:c="3"/>489</text:p>
          </table:table-cell>
          <table:table-cell table:style-name="ce111" office:value-type="float" office:value="467" calcext:value-type="float">
            <text:p><text:s text:c="3"/>467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112" office:value-type="float" office:value="385" calcext:value-type="float">
            <text:p><text:s text:c="3"/>38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535" calcext:value-type="float">
            <text:p><text:s text:c="3"/>535</text:p>
          </table:table-cell>
          <table:table-cell table:style-name="ce111" office:value-type="float" office:value="531" calcext:value-type="float">
            <text:p><text:s text:c="3"/>531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35" calcext:value-type="float">
            <text:p><text:s text:c="3"/>535</text:p>
          </table:table-cell>
          <table:table-cell table:style-name="ce112" office:value-type="float" office:value="429" calcext:value-type="float">
            <text:p><text:s text:c="3"/>429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371" calcext:value-type="float">
            <text:p><text:s text:c="3"/>371</text:p>
          </table:table-cell>
          <table:table-cell table:style-name="ce111" office:value-type="float" office:value="367" calcext:value-type="float">
            <text:p><text:s text:c="3"/>367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71" calcext:value-type="float">
            <text:p><text:s text:c="3"/>371</text:p>
          </table:table-cell>
          <table:table-cell table:style-name="ce112" office:value-type="float" office:value="293" calcext:value-type="float">
            <text:p><text:s text:c="3"/>293</text:p>
          </table:table-cell>
          <table:table-cell table:number-columns-repeated="2" table:style-name="ce37" office:value-type="float" office:value="47" calcext:value-type="float">
            <text:p><text:s text:c="3"/>4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31" calcext:value-type="float">
            <text:p><text:s text:c="3"/>3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611" calcext:value-type="float">
            <text:p><text:s text:c="3"/>611</text:p>
          </table:table-cell>
          <table:table-cell table:style-name="ce111" office:value-type="float" office:value="600" calcext:value-type="float">
            <text:p><text:s text:c="3"/>600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112" office:value-type="float" office:value="480" calcext:value-type="float">
            <text:p><text:s text:c="3"/>48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8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1906" calcext:value-type="float">
            <text:p><text:s text:c="3"/>1,906</text:p>
          </table:table-cell>
          <table:table-cell table:style-name="ce51" office:value-type="float" office:value="1874" calcext:value-type="float">
            <text:p><text:s text:c="3"/>1,87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1906" calcext:value-type="float">
            <text:p><text:s text:c="3"/>1,906</text:p>
          </table:table-cell>
          <table:table-cell table:style-name="ce52" office:value-type="float" office:value="1419" calcext:value-type="float">
            <text:p><text:s text:c="3"/>1,41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296" calcext:value-type="float">
            <text:p><text:s text:c="3"/>29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52" office:value-type="float" office:value="182" calcext:value-type="float">
            <text:p><text:s text:c="3"/>182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13" office:value-type="float" office:value="92" calcext:value-type="float">
            <text:p><text:s text:c="3"/>92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93" calcext:value-type="float">
            <text:p><text:s text:c="3"/>93</text:p>
          </table:table-cell>
          <table:table-cell table:style-name="ce108" office:value-type="float" office:value="69" calcext:value-type="float">
            <text:p><text:s text:c="3"/>6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495" calcext:value-type="float">
            <text:p><text:s text:c="3"/>495</text:p>
          </table:table-cell>
          <table:table-cell table:style-name="ce113" office:value-type="float" office:value="482" calcext:value-type="float">
            <text:p><text:s text:c="3"/>482</text:p>
          </table:table-cell>
          <table:table-cell table:number-columns-repeated="2" table:style-name="ce41" office:value-type="float" office:value="5" calcext:value-type="float">
            <text:p><text:s text:c="3"/>5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495" calcext:value-type="float">
            <text:p><text:s text:c="3"/>495</text:p>
          </table:table-cell>
          <table:table-cell table:style-name="ce108" office:value-type="float" office:value="368" calcext:value-type="float">
            <text:p><text:s text:c="3"/>368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13" office:value-type="float" office:value="118" calcext:value-type="float">
            <text:p><text:s text:c="3"/>118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number-columns-repeated="2" table:style-name="ce108" office:value-type="float" office:value="15" calcext:value-type="float">
            <text:p><text:s text:c="3"/>1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13" office:value-type="float" office:value="104" calcext:value-type="float">
            <text:p><text:s text:c="3"/>104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04" calcext:value-type="float">
            <text:p><text:s text:c="3"/>104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number-columns-repeated="2" table:style-name="ce108" office:value-type="float" office:value="16" calcext:value-type="float">
            <text:p><text:s text:c="3"/>16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13" office:value-type="float" office:value="192" calcext:value-type="float">
            <text:p><text:s text:c="3"/>192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93" calcext:value-type="float">
            <text:p><text:s text:c="3"/>193</text:p>
          </table:table-cell>
          <table:table-cell table:style-name="ce108" office:value-type="float" office:value="136" calcext:value-type="float">
            <text:p><text:s text:c="3"/>136</text:p>
          </table:table-cell>
          <table:table-cell table:number-columns-repeated="2" table:style-name="ce108" office:value-type="float" office:value="29" calcext:value-type="float">
            <text:p><text:s text:c="3"/>2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28" calcext:value-type="float">
            <text:p><text:s text:c="3"/>2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style-name="ce113" office:value-type="float" office:value="115" calcext:value-type="float">
            <text:p><text:s text:c="3"/>115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style-name="ce108" office:value-type="float" office:value="89" calcext:value-type="float">
            <text:p><text:s text:c="3"/>89</text:p>
          </table:table-cell>
          <table:table-cell table:number-columns-repeated="2" table:style-name="ce108" office:value-type="float" office:value="13" calcext:value-type="float">
            <text:p><text:s text:c="3"/>1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13" office:value-type="float" office:value="122" calcext:value-type="float">
            <text:p><text:s text:c="3"/>12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24" calcext:value-type="float">
            <text:p><text:s text:c="3"/>124</text:p>
          </table:table-cell>
          <table:table-cell table:style-name="ce108" office:value-type="float" office:value="85" calcext:value-type="float">
            <text:p><text:s text:c="3"/>85</text:p>
          </table:table-cell>
          <table:table-cell table:number-columns-repeated="2"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7" calcext:value-type="float">
            <text:p><text:s text:c="3"/>1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13" office:value-type="float" office:value="83" calcext:value-type="float">
            <text:p><text:s text:c="3"/>83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number-columns-repeated="2" table:style-name="ce108" office:value-type="float" office:value="15" calcext:value-type="float">
            <text:p><text:s text:c="3"/>1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82" calcext:value-type="float">
            <text:p><text:s text:c="3"/>182</text:p>
          </table:table-cell>
          <table:table-cell table:style-name="ce113" office:value-type="float" office:value="179" calcext:value-type="float">
            <text:p><text:s text:c="3"/>17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1" office:value-type="float" office:value="3" calcext:value-type="float">
            <text:p><text:s text:c="3"/>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" table:style-name="ce108" office:value-type="float" office:value="23" calcext:value-type="float">
            <text:p><text:s text:c="3"/>2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22" calcext:value-type="float">
            <text:p><text:s text:c="3"/>2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113" office:value-type="float" office:value="44" calcext:value-type="float">
            <text:p><text:s text:c="3"/>4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number-columns-repeated="2" table:style-name="ce108" office:value-type="float" office:value="9" calcext:value-type="float">
            <text:p><text:s text:c="3"/>9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13" office:value-type="float" office:value="91" calcext:value-type="float">
            <text:p><text:s text:c="3"/>9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number-columns-repeated="2" table:style-name="ce108" office:value-type="float" office:value="17" calcext:value-type="float">
            <text:p><text:s text:c="3"/>17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95" calcext:value-type="float">
            <text:p><text:s text:c="3"/>95</text:p>
          </table:table-cell>
          <table:table-cell table:style-name="ce113" office:value-type="float" office:value="91" calcext:value-type="float">
            <text:p><text:s text:c="3"/>9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1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number-columns-repeated="2" table:style-name="ce108" office:value-type="float" office:value="25" calcext:value-type="float">
            <text:p><text:s text:c="3"/>2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13" office:value-type="float" office:value="88" calcext:value-type="float">
            <text:p><text:s text:c="3"/>8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88" calcext:value-type="float">
            <text:p><text:s text:c="3"/>88</text:p>
          </table:table-cell>
          <table:table-cell table:style-name="ce108" office:value-type="float" office:value="74" calcext:value-type="float">
            <text:p><text:s text:c="3"/>74</text:p>
          </table:table-cell>
          <table:table-cell table:number-columns-repeated="2" table:style-name="ce108" office:value-type="float" office:value="11" calcext:value-type="float">
            <text:p><text:s text:c="3"/>1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113" office:value-type="float" office:value="55" calcext:value-type="float">
            <text:p><text:s text:c="3"/>5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5" office:value-type="string" calcext:value-type="string">
            <text:p>男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16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7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2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7" table:style-name="ce108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9"/>
          <table:table-cell table:number-columns-repeated="3"/>
          <table:table-cell table:style-name="ce61" table:number-columns-repeated="2"/>
          <table:table-cell table:style-name="ce71" office:value-type="string" calcext:value-type="string" table:number-columns-spanned="4" table:number-rows-spanned="1">
            <text:p>內政部戶政司 民國100年7月6日編製</text:p>
          </table:table-cell>
          <table:covered-table-cell table:number-columns-repeated="3" table:style-name="ce77"/>
          <table:table-cell table:number-columns-repeated="1014"/>
        </table:table-row>
        <table:table-row table:style-name="ro7">
          <table:table-cell table:style-name="ce99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00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2" table:number-columns-repeated="2" table:default-cell-style-name="ce16"/>
        <table:table-column table:style-name="co13" table:number-columns-repeated="3" table:default-cell-style-name="ce16"/>
        <table:table-column table:style-name="co2" table:number-columns-repeated="4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5" table:default-cell-style-name="ce16"/>
        <table:table-column table:style-name="co7" table:number-columns-repeated="236" table:default-cell-style-name="ce16"/>
        <table:table-column table:style-name="co7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6"/>
          <table:covered-table-cell table:style-name="ce172"/>
          <table:table-cell table:style-name="ce95" table:number-columns-repeated="1003"/>
        </table:table-row>
        <table:table-row table:style-name="ro10">
          <table:table-cell table:style-name="ce2" table:number-columns-repeated="11"/>
          <table:table-cell table:style-name="ce95" table:number-columns-repeated="9"/>
          <table:table-cell table:style-name="ce79" office:value-type="string" calcext:value-type="string">
            <text:p>單位︰人</text:p>
          </table:table-cell>
          <table:table-cell table:style-name="ce95" table:number-columns-repeated="1003"/>
        </table:table-row>
        <table:table-row table:style-name="ro3">
          <table:table-cell table:style-name="ce14"/>
          <table:table-cell table:style-name="ce137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25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25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25"/>
          <table:covered-table-cell table:style-name="ce8"/>
          <table:table-cell table:style-name="ce16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6"/>
          <table:table-cell table:style-name="ce96" table:number-columns-repeated="1003"/>
        </table:table-row>
        <table:table-row table:style-name="ro3">
          <table:table-cell table:style-name="ce134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<text:span text:style-name="T4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25"/>
          <table:covered-table-cell table:style-name="ce8"/>
          <table:table-cell table:style-name="ce167" office:value-type="string" calcext:value-type="string" table:number-columns-spanned="3" table:number-rows-spanned="1">
            <text:p>東南亞地區</text:p>
          </table:table-cell>
          <table:covered-table-cell table:style-name="ce166"/>
          <table:covered-table-cell table:style-name="ce168"/>
          <table:table-cell table:style-name="ce16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71"/>
          <table:table-cell table:style-name="ce96" table:number-columns-repeated="1003"/>
        </table:table-row>
        <table:table-row table:style-name="ro5">
          <table:table-cell table:style-name="ce12"/>
          <table:table-cell table:style-name="ce102" table:number-columns-repeated="2"/>
          <table:covered-table-cell table:number-columns-repeated="9" table:style-name="ce102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73" office:value-type="string" calcext:value-type="string">
            <text:p>未設籍</text:p>
          </table:table-cell>
          <table:table-cell table:style-name="ce96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9" office:value-type="float" office:value="58518" calcext:value-type="float">
            <text:p><text:s text:c="3"/>58,518</text:p>
          </table:table-cell>
          <table:table-cell table:style-name="ce147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2" office:value-type="float" office:value="799" calcext:value-type="float">
            <text:p><text:s text:c="3"/>799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786" calcext:value-type="float">
            <text:p><text:s text:c="3"/>786</text:p>
          </table:table-cell>
          <table:table-cell table:style-name="ce162" office:value-type="float" office:value="276" calcext:value-type="float">
            <text:p><text:s text:c="3"/>276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523" calcext:value-type="float">
            <text:p><text:s text:c="3"/>52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74" office:value-type="float" office:value="518" calcext:value-type="float">
            <text:p><text:s text:c="3"/>51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0" office:value-type="float" office:value="58518" calcext:value-type="float">
            <text:p><text:s text:c="3"/>58,518</text:p>
          </table:table-cell>
          <table:table-cell table:style-name="ce148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3" office:value-type="float" office:value="3688" calcext:value-type="float">
            <text:p><text:s text:c="3"/>3,688</text:p>
          </table:table-cell>
          <table:table-cell table:style-name="ce163" office:value-type="float" office:value="1262" calcext:value-type="float">
            <text:p><text:s text:c="3"/>1,262</text:p>
          </table:table-cell>
          <table:table-cell table:style-name="ce163" office:value-type="float" office:value="2426" calcext:value-type="float">
            <text:p><text:s text:c="3"/>2,426</text:p>
          </table:table-cell>
          <table:table-cell table:style-name="ce163" office:value-type="float" office:value="3568" calcext:value-type="float">
            <text:p><text:s text:c="3"/>3,568</text:p>
          </table:table-cell>
          <table:table-cell table:style-name="ce163" office:value-type="float" office:value="1258" calcext:value-type="float">
            <text:p><text:s text:c="3"/>1,258</text:p>
          </table:table-cell>
          <table:table-cell table:style-name="ce163" office:value-type="float" office:value="2310" calcext:value-type="float">
            <text:p><text:s text:c="3"/>2,310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75" office:value-type="float" office:value="116" calcext:value-type="float">
            <text:p><text:s text:c="3"/>116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6" office:value-type="float" office:value="542" calcext:value-type="float">
            <text:p><text:s text:c="3"/>54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2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7" office:value-type="float" office:value="114" calcext:value-type="float">
            <text:p><text:s text:c="3"/>1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76" office:value-type="float" office:value="597" calcext:value-type="float">
            <text:p><text:s text:c="3"/>59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77" office:value-type="float" office:value="127" calcext:value-type="float">
            <text:p><text:s text:c="3"/>12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6" office:value-type="float" office:value="629" calcext:value-type="float">
            <text:p><text:s text:c="3"/>629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7" office:value-type="float" office:value="141" calcext:value-type="float">
            <text:p><text:s text:c="3"/>14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92" calcext:value-type="float">
            <text:p><text:s text:c="3"/>4,892</text:p>
          </table:table-cell>
          <table:table-cell table:style-name="ce145" office:value-type="float" office:value="4776" calcext:value-type="float">
            <text:p><text:s text:c="3"/>4,776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3" calcext:value-type="float">
            <text:p><text:s text:c="3"/>73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56" calcext:value-type="float">
            <text:p><text:s text:c="3"/>56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4892" calcext:value-type="float">
            <text:p><text:s text:c="3"/>4,892</text:p>
          </table:table-cell>
          <table:table-cell table:style-name="ce146" office:value-type="float" office:value="3770" calcext:value-type="float">
            <text:p><text:s text:c="3"/>3,770</text:p>
          </table:table-cell>
          <table:table-cell table:style-name="ce108" office:value-type="float" office:value="3768" calcext:value-type="float">
            <text:p><text:s text:c="3"/>3,76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732" calcext:value-type="float">
            <text:p><text:s text:c="3"/>732</text:p>
          </table:table-cell>
          <table:table-cell table:style-name="ce108" office:value-type="float" office:value="396" calcext:value-type="float">
            <text:p><text:s text:c="3"/>396</text:p>
          </table:table-cell>
          <table:table-cell table:style-name="ce108" office:value-type="float" office:value="336" calcext:value-type="float">
            <text:p><text:s text:c="3"/>336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86" calcext:value-type="float">
            <text:p><text:s text:c="3"/>386</text:p>
          </table:table-cell>
          <table:table-cell table:style-name="ce165" office:value-type="float" office:value="209" calcext:value-type="float">
            <text:p><text:s text:c="3"/>209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378" calcext:value-type="float">
            <text:p><text:s text:c="3"/>378</text:p>
          </table:table-cell>
          <table:table-cell table:style-name="ce165" office:value-type="float" office:value="209" calcext:value-type="float">
            <text:p><text:s text:c="3"/>209</text:p>
          </table:table-cell>
          <table:table-cell table:style-name="ce165" office:value-type="float" office:value="169" calcext:value-type="float">
            <text:p><text:s text:c="3"/>169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5163" calcext:value-type="float">
            <text:p><text:s text:c="3"/>5,163</text:p>
          </table:table-cell>
          <table:table-cell table:style-name="ce145" office:value-type="float" office:value="5027" calcext:value-type="float">
            <text:p><text:s text:c="3"/>5,027</text:p>
          </table:table-cell>
          <table:table-cell table:style-name="ce40" office:value-type="float" office:value="5027" calcext:value-type="float">
            <text:p><text:s text:c="3"/>5,0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101" calcext:value-type="float">
            <text:p><text:s text:c="3"/>10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26" calcext:value-type="float">
            <text:p><text:s text:c="3"/>2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74" calcext:value-type="float">
            <text:p><text:s text:c="3"/>7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5163" calcext:value-type="float">
            <text:p><text:s text:c="3"/>5,163</text:p>
          </table:table-cell>
          <table:table-cell table:style-name="ce146" office:value-type="float" office:value="3907" calcext:value-type="float">
            <text:p><text:s text:c="3"/>3,907</text:p>
          </table:table-cell>
          <table:table-cell table:style-name="ce108" office:value-type="float" office:value="3906" calcext:value-type="float">
            <text:p><text:s text:c="3"/>3,90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54" calcext:value-type="float">
            <text:p><text:s text:c="3"/>854</text:p>
          </table:table-cell>
          <table:table-cell table:style-name="ce108" office:value-type="float" office:value="457" calcext:value-type="float">
            <text:p><text:s text:c="3"/>457</text:p>
          </table:table-cell>
          <table:table-cell table:style-name="ce108" office:value-type="float" office:value="397" calcext:value-type="float">
            <text:p><text:s text:c="3"/>397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5" office:value-type="float" office:value="393" calcext:value-type="float">
            <text:p><text:s text:c="3"/>393</text:p>
          </table:table-cell>
          <table:table-cell table:style-name="ce165" office:value-type="float" office:value="248" calcext:value-type="float">
            <text:p><text:s text:c="3"/>248</text:p>
          </table:table-cell>
          <table:table-cell table:style-name="ce165" office:value-type="float" office:value="145" calcext:value-type="float">
            <text:p><text:s text:c="3"/>145</text:p>
          </table:table-cell>
          <table:table-cell table:style-name="ce165" office:value-type="float" office:value="378" calcext:value-type="float">
            <text:p><text:s text:c="3"/>378</text:p>
          </table:table-cell>
          <table:table-cell table:style-name="ce165" office:value-type="float" office:value="247" calcext:value-type="float">
            <text:p><text:s text:c="3"/>247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5339" calcext:value-type="float">
            <text:p><text:s text:c="3"/>5,339</text:p>
          </table:table-cell>
          <table:table-cell table:style-name="ce145" office:value-type="float" office:value="5218" calcext:value-type="float">
            <text:p><text:s text:c="3"/>5,218</text:p>
          </table:table-cell>
          <table:table-cell table:style-name="ce40" office:value-type="float" office:value="5218" calcext:value-type="float">
            <text:p><text:s text:c="3"/>5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78" office:value-type="float" office:value="55" calcext:value-type="float">
            <text:p><text:s text:c="3"/>55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5339" calcext:value-type="float">
            <text:p><text:s text:c="3"/>5,339</text:p>
          </table:table-cell>
          <table:table-cell table:style-name="ce146" office:value-type="float" office:value="4086" calcext:value-type="float">
            <text:p><text:s text:c="3"/>4,086</text:p>
          </table:table-cell>
          <table:table-cell table:style-name="ce108" office:value-type="float" office:value="4085" calcext:value-type="float">
            <text:p><text:s text:c="3"/>4,08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09" calcext:value-type="float">
            <text:p><text:s text:c="3"/>809</text:p>
          </table:table-cell>
          <table:table-cell table:style-name="ce108" office:value-type="float" office:value="400" calcext:value-type="float">
            <text:p><text:s text:c="3"/>400</text:p>
          </table:table-cell>
          <table:table-cell table:style-name="ce108" office:value-type="float" office:value="409" calcext:value-type="float">
            <text:p><text:s text:c="3"/>409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439" calcext:value-type="float">
            <text:p><text:s text:c="3"/>439</text:p>
          </table:table-cell>
          <table:table-cell table:style-name="ce165" office:value-type="float" office:value="275" calcext:value-type="float">
            <text:p><text:s text:c="3"/>275</text:p>
          </table:table-cell>
          <table:table-cell table:style-name="ce165" office:value-type="float" office:value="164" calcext:value-type="float">
            <text:p><text:s text:c="3"/>164</text:p>
          </table:table-cell>
          <table:table-cell table:style-name="ce165" office:value-type="float" office:value="430" calcext:value-type="float">
            <text:p><text:s text:c="3"/>430</text:p>
          </table:table-cell>
          <table:table-cell table:style-name="ce165" office:value-type="float" office:value="275" calcext:value-type="float">
            <text:p><text:s text:c="3"/>275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905" calcext:value-type="float">
            <text:p><text:s text:c="3"/>4,905</text:p>
          </table:table-cell>
          <table:table-cell table:style-name="ce145" office:value-type="float" office:value="4806" calcext:value-type="float">
            <text:p><text:s text:c="3"/>4,806</text:p>
          </table:table-cell>
          <table:table-cell table:style-name="ce40" office:value-type="float" office:value="4806" calcext:value-type="float">
            <text:p><text:s text:c="3"/>4,80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61" calcext:value-type="float">
            <text:p><text:s text:c="3"/>61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7" calcext:value-type="float">
            <text:p><text:s text:c="3"/>57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4905" calcext:value-type="float">
            <text:p><text:s text:c="3"/>4,905</text:p>
          </table:table-cell>
          <table:table-cell table:style-name="ce146" office:value-type="float" office:value="3699" calcext:value-type="float">
            <text:p><text:s text:c="3"/>3,699</text:p>
          </table:table-cell>
          <table:table-cell table:style-name="ce108" office:value-type="float" office:value="3699" calcext:value-type="float">
            <text:p><text:s text:c="3"/>3,699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806" calcext:value-type="float">
            <text:p><text:s text:c="3"/>806</text:p>
          </table:table-cell>
          <table:table-cell table:style-name="ce108" office:value-type="float" office:value="392" calcext:value-type="float">
            <text:p><text:s text:c="3"/>392</text:p>
          </table:table-cell>
          <table:table-cell table:style-name="ce108" office:value-type="float" office:value="414" calcext:value-type="float">
            <text:p><text:s text:c="3"/>414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96" calcext:value-type="float">
            <text:p><text:s text:c="3"/>396</text:p>
          </table:table-cell>
          <table:table-cell table:style-name="ce165" office:value-type="float" office:value="258" calcext:value-type="float">
            <text:p><text:s text:c="3"/>258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384" calcext:value-type="float">
            <text:p><text:s text:c="3"/>384</text:p>
          </table:table-cell>
          <table:table-cell table:style-name="ce165" office:value-type="float" office:value="258" calcext:value-type="float">
            <text:p><text:s text:c="3"/>258</text:p>
          </table:table-cell>
          <table:table-cell table:style-name="ce165" office:value-type="float" office:value="126" calcext:value-type="float">
            <text:p><text:s text:c="3"/>12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53" calcext:value-type="float">
            <text:p><text:s text:c="3"/>4,853</text:p>
          </table:table-cell>
          <table:table-cell table:style-name="ce145" office:value-type="float" office:value="4737" calcext:value-type="float">
            <text:p><text:s text:c="3"/>4,737</text:p>
          </table:table-cell>
          <table:table-cell table:style-name="ce40" office:value-type="float" office:value="4736" calcext:value-type="float">
            <text:p><text:s text:c="3"/>4,73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8" calcext:value-type="float">
            <text:p><text:s text:c="3"/>5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4853" calcext:value-type="float">
            <text:p><text:s text:c="3"/>4,853</text:p>
          </table:table-cell>
          <table:table-cell table:style-name="ce146" office:value-type="float" office:value="3697" calcext:value-type="float">
            <text:p><text:s text:c="3"/>3,697</text:p>
          </table:table-cell>
          <table:table-cell table:style-name="ce108" office:value-type="float" office:value="3697" calcext:value-type="float">
            <text:p><text:s text:c="3"/>3,697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14" calcext:value-type="float">
            <text:p><text:s text:c="3"/>714</text:p>
          </table:table-cell>
          <table:table-cell table:style-name="ce108" office:value-type="float" office:value="365" calcext:value-type="float">
            <text:p><text:s text:c="3"/>365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438" calcext:value-type="float">
            <text:p><text:s text:c="3"/>438</text:p>
          </table:table-cell>
          <table:table-cell table:style-name="ce165" office:value-type="float" office:value="285" calcext:value-type="float">
            <text:p><text:s text:c="3"/>285</text:p>
          </table:table-cell>
          <table:table-cell table:style-name="ce165" office:value-type="float" office:value="153" calcext:value-type="float">
            <text:p><text:s text:c="3"/>153</text:p>
          </table:table-cell>
          <table:table-cell table:style-name="ce165" office:value-type="float" office:value="428" calcext:value-type="float">
            <text:p><text:s text:c="3"/>428</text:p>
          </table:table-cell>
          <table:table-cell table:style-name="ce165" office:value-type="float" office:value="285" calcext:value-type="float">
            <text:p><text:s text:c="3"/>285</text:p>
          </table:table-cell>
          <table:table-cell table:style-name="ce165" office:value-type="float" office:value="143" calcext:value-type="float">
            <text:p><text:s text:c="3"/>143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796" calcext:value-type="float">
            <text:p><text:s text:c="3"/>4,796</text:p>
          </table:table-cell>
          <table:table-cell table:style-name="ce145" office:value-type="float" office:value="4664" calcext:value-type="float">
            <text:p><text:s text:c="3"/>4,664</text:p>
          </table:table-cell>
          <table:table-cell table:style-name="ce40" office:value-type="float" office:value="4664" calcext:value-type="float">
            <text:p><text:s text:c="3"/>4,6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0" calcext:value-type="float">
            <text:p>—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0" calcext:value-type="float">
            <text:p>—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6" calcext:value-type="float">
            <text:p><text:s text:c="3"/>66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4796" calcext:value-type="float">
            <text:p><text:s text:c="3"/>4,796</text:p>
          </table:table-cell>
          <table:table-cell table:style-name="ce146" office:value-type="float" office:value="3671" calcext:value-type="float">
            <text:p><text:s text:c="3"/>3,671</text:p>
          </table:table-cell>
          <table:table-cell table:style-name="ce108" office:value-type="float" office:value="3670" calcext:value-type="float">
            <text:p><text:s text:c="3"/>3,67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347" calcext:value-type="float">
            <text:p><text:s text:c="3"/>347</text:p>
          </table:table-cell>
          <table:table-cell table:style-name="ce108" office:value-type="float" office:value="376" calcext:value-type="float">
            <text:p><text:s text:c="3"/>376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395" calcext:value-type="float">
            <text:p><text:s text:c="3"/>395</text:p>
          </table:table-cell>
          <table:table-cell table:style-name="ce165" office:value-type="float" office:value="235" calcext:value-type="float">
            <text:p><text:s text:c="3"/>235</text:p>
          </table:table-cell>
          <table:table-cell table:style-name="ce165" office:value-type="float" office:value="160" calcext:value-type="float">
            <text:p><text:s text:c="3"/>160</text:p>
          </table:table-cell>
          <table:table-cell table:style-name="ce165" office:value-type="float" office:value="379" calcext:value-type="float">
            <text:p><text:s text:c="3"/>379</text:p>
          </table:table-cell>
          <table:table-cell table:style-name="ce165" office:value-type="float" office:value="233" calcext:value-type="float">
            <text:p><text:s text:c="3"/>233</text:p>
          </table:table-cell>
          <table:table-cell table:style-name="ce165" office:value-type="float" office:value="146" calcext:value-type="float">
            <text:p><text:s text:c="3"/>146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887" calcext:value-type="float">
            <text:p><text:s text:c="3"/>4,887</text:p>
          </table:table-cell>
          <table:table-cell table:style-name="ce145" office:value-type="float" office:value="4780" calcext:value-type="float">
            <text:p><text:s text:c="3"/>4,780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78" office:value-type="float" office:value="48" calcext:value-type="float">
            <text:p><text:s text:c="3"/>48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4887" calcext:value-type="float">
            <text:p><text:s text:c="3"/>4,887</text:p>
          </table:table-cell>
          <table:table-cell table:style-name="ce146" office:value-type="float" office:value="3758" calcext:value-type="float">
            <text:p><text:s text:c="3"/>3,758</text:p>
          </table:table-cell>
          <table:table-cell table:style-name="ce108" office:value-type="float" office:value="3756" calcext:value-type="float">
            <text:p><text:s text:c="3"/>3,75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736" calcext:value-type="float">
            <text:p><text:s text:c="3"/>736</text:p>
          </table:table-cell>
          <table:table-cell table:style-name="ce108" office:value-type="float" office:value="316" calcext:value-type="float">
            <text:p><text:s text:c="3"/>316</text:p>
          </table:table-cell>
          <table:table-cell table:style-name="ce108" office:value-type="float" office:value="420" calcext:value-type="float">
            <text:p><text:s text:c="3"/>420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91" calcext:value-type="float">
            <text:p><text:s text:c="3"/>391</text:p>
          </table:table-cell>
          <table:table-cell table:style-name="ce165" office:value-type="float" office:value="251" calcext:value-type="float">
            <text:p><text:s text:c="3"/>251</text:p>
          </table:table-cell>
          <table:table-cell table:style-name="ce165" office:value-type="float" office:value="140" calcext:value-type="float">
            <text:p><text:s text:c="3"/>140</text:p>
          </table:table-cell>
          <table:table-cell table:style-name="ce165" office:value-type="float" office:value="377" calcext:value-type="float">
            <text:p><text:s text:c="3"/>377</text:p>
          </table:table-cell>
          <table:table-cell table:style-name="ce165" office:value-type="float" office:value="250" calcext:value-type="float">
            <text:p><text:s text:c="3"/>250</text:p>
          </table:table-cell>
          <table:table-cell table:style-name="ce165" office:value-type="float" office:value="127" calcext:value-type="float">
            <text:p><text:s text:c="3"/>127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6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27659" calcext:value-type="float">
            <text:p><text:s text:c="3"/>27,659</text:p>
          </table:table-cell>
          <table:table-cell table:style-name="ce147" office:value-type="float" office:value="27088" calcext:value-type="float">
            <text:p><text:s text:c="3"/>27,088</text:p>
          </table:table-cell>
          <table:table-cell table:style-name="ce147" office:value-type="float" office:value="27084" calcext:value-type="float">
            <text:p><text:s text:c="3"/>27,08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166" calcext:value-type="float">
            <text:p><text:s text:c="3"/>166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119" calcext:value-type="float">
            <text:p><text:s text:c="3"/>119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385" calcext:value-type="float">
            <text:p><text:s text:c="3"/>385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368" calcext:value-type="float">
            <text:p><text:s text:c="3"/>368</text:p>
          </table:table-cell>
          <table:table-cell table:style-name="ce147" office:value-type="float" office:value="118" calcext:value-type="float">
            <text:p><text:s text:c="3"/>118</text:p>
          </table:table-cell>
          <table:table-cell table:style-name="ce147" office:value-type="float" office:value="15" calcext:value-type="float">
            <text:p><text:s text:c="3"/>15</text:p>
          </table:table-cell>
          <table:table-cell table:style-name="ce147" office:value-type="float" office:value="103" calcext:value-type="float">
            <text:p><text:s text:c="3"/>103</text:p>
          </table:table-cell>
          <table:table-cell table:style-name="ce147" office:value-type="float" office:value="267" calcext:value-type="float">
            <text:p><text:s text:c="3"/>26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80" office:value-type="float" office:value="265" calcext:value-type="float">
            <text:p><text:s text:c="3"/>265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148" office:value-type="float" office:value="27659" calcext:value-type="float">
            <text:p><text:s text:c="3"/>27,659</text:p>
          </table:table-cell>
          <table:table-cell table:style-name="ce148" office:value-type="float" office:value="21203" calcext:value-type="float">
            <text:p><text:s text:c="3"/>21,203</text:p>
          </table:table-cell>
          <table:table-cell table:style-name="ce148" office:value-type="float" office:value="21201" calcext:value-type="float">
            <text:p><text:s text:c="3"/>21,20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48" office:value-type="float" office:value="4129" calcext:value-type="float">
            <text:p><text:s text:c="3"/>4,129</text:p>
          </table:table-cell>
          <table:table-cell table:style-name="ce148" office:value-type="float" office:value="1877" calcext:value-type="float">
            <text:p><text:s text:c="3"/>1,877</text:p>
          </table:table-cell>
          <table:table-cell table:style-name="ce148" office:value-type="float" office:value="2252" calcext:value-type="float">
            <text:p><text:s text:c="3"/>2,252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48" office:value-type="float" office:value="2300" calcext:value-type="float">
            <text:p><text:s text:c="3"/>2,300</text:p>
          </table:table-cell>
          <table:table-cell table:style-name="ce148" office:value-type="float" office:value="1530" calcext:value-type="float">
            <text:p><text:s text:c="3"/>1,530</text:p>
          </table:table-cell>
          <table:table-cell table:style-name="ce148" office:value-type="float" office:value="770" calcext:value-type="float">
            <text:p><text:s text:c="3"/>770</text:p>
          </table:table-cell>
          <table:table-cell table:style-name="ce148" office:value-type="float" office:value="2232" calcext:value-type="float">
            <text:p><text:s text:c="3"/>2,232</text:p>
          </table:table-cell>
          <table:table-cell table:style-name="ce148" office:value-type="float" office:value="1529" calcext:value-type="float">
            <text:p><text:s text:c="3"/>1,529</text:p>
          </table:table-cell>
          <table:table-cell table:style-name="ce148" office:value-type="float" office:value="703" calcext:value-type="float">
            <text:p><text:s text:c="3"/>703</text:p>
          </table:table-cell>
          <table:table-cell table:style-name="ce148" office:value-type="float" office:value="68" calcext:value-type="float">
            <text:p><text:s text:c="3"/>6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1" office:value-type="float" office:value="67" calcext:value-type="float">
            <text:p><text:s text:c="3"/>6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5" office:value-type="float" office:value="4131" calcext:value-type="float">
            <text:p><text:s text:c="3"/>4,131</text:p>
          </table:table-cell>
          <table:table-cell table:style-name="ce145" office:value-type="float" office:value="4038" calcext:value-type="float">
            <text:p><text:s text:c="3"/>4,038</text:p>
          </table:table-cell>
          <table:table-cell table:style-name="ce40" office:value-type="float" office:value="4036" calcext:value-type="float">
            <text:p><text:s text:c="3"/>4,0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41" calcext:value-type="float">
            <text:p><text:s text:c="3"/>4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46" office:value-type="float" office:value="4131" calcext:value-type="float">
            <text:p><text:s text:c="3"/>4,131</text:p>
          </table:table-cell>
          <table:table-cell table:style-name="ce146" office:value-type="float" office:value="3152" calcext:value-type="float">
            <text:p><text:s text:c="3"/>3,152</text:p>
          </table:table-cell>
          <table:table-cell table:style-name="ce108" office:value-type="float" office:value="3152" calcext:value-type="float">
            <text:p><text:s text:c="3"/>3,15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39" calcext:value-type="float">
            <text:p><text:s text:c="3"/>639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367" calcext:value-type="float">
            <text:p><text:s text:c="3"/>367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38" calcext:value-type="float">
            <text:p><text:s text:c="3"/>338</text:p>
          </table:table-cell>
          <table:table-cell table:style-name="ce165" office:value-type="float" office:value="222" calcext:value-type="float">
            <text:p><text:s text:c="3"/>222</text:p>
          </table:table-cell>
          <table:table-cell table:style-name="ce165" office:value-type="float" office:value="116" calcext:value-type="float">
            <text:p><text:s text:c="3"/>116</text:p>
          </table:table-cell>
          <table:table-cell table:style-name="ce165" office:value-type="float" office:value="327" calcext:value-type="float">
            <text:p><text:s text:c="3"/>327</text:p>
          </table:table-cell>
          <table:table-cell table:style-name="ce165" office:value-type="float" office:value="222" calcext:value-type="float">
            <text:p><text:s text:c="3"/>222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3659" calcext:value-type="float">
            <text:p><text:s text:c="3"/>3,659</text:p>
          </table:table-cell>
          <table:table-cell table:style-name="ce145" office:value-type="float" office:value="3586" calcext:value-type="float">
            <text:p><text:s text:c="3"/>3,586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34" calcext:value-type="float">
            <text:p><text:s text:c="3"/>34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34" calcext:value-type="float">
            <text:p><text:s text:c="3"/>3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3659" calcext:value-type="float">
            <text:p><text:s text:c="3"/>3,659</text:p>
          </table:table-cell>
          <table:table-cell table:style-name="ce146" office:value-type="float" office:value="2842" calcext:value-type="float">
            <text:p><text:s text:c="3"/>2,842</text:p>
          </table:table-cell>
          <table:table-cell table:style-name="ce108" office:value-type="float" office:value="2841" calcext:value-type="float">
            <text:p><text:s text:c="3"/>2,84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99" calcext:value-type="float">
            <text:p><text:s text:c="3"/>499</text:p>
          </table:table-cell>
          <table:table-cell table:style-name="ce108" office:value-type="float" office:value="202" calcext:value-type="float">
            <text:p><text:s text:c="3"/>202</text:p>
          </table:table-cell>
          <table:table-cell table:style-name="ce108" office:value-type="float" office:value="297" calcext:value-type="float">
            <text:p><text:s text:c="3"/>29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0" calcext:value-type="float">
            <text:p>—</text:p>
          </table:table-cell>
          <table:table-cell table:style-name="ce165" office:value-type="float" office:value="317" calcext:value-type="float">
            <text:p><text:s text:c="3"/>317</text:p>
          </table:table-cell>
          <table:table-cell table:style-name="ce165" office:value-type="float" office:value="210" calcext:value-type="float">
            <text:p><text:s text:c="3"/>210</text:p>
          </table:table-cell>
          <table:table-cell table:style-name="ce165" office:value-type="float" office:value="107" calcext:value-type="float">
            <text:p><text:s text:c="3"/>107</text:p>
          </table:table-cell>
          <table:table-cell table:style-name="ce165" office:value-type="float" office:value="310" calcext:value-type="float">
            <text:p><text:s text:c="3"/>310</text:p>
          </table:table-cell>
          <table:table-cell table:style-name="ce165" office:value-type="float" office:value="210" calcext:value-type="float">
            <text:p><text:s text:c="3"/>210</text:p>
          </table:table-cell>
          <table:table-cell table:style-name="ce165" office:value-type="float" office:value="100" calcext:value-type="float">
            <text:p><text:s text:c="3"/>100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5378" calcext:value-type="float">
            <text:p><text:s text:c="3"/>5,378</text:p>
          </table:table-cell>
          <table:table-cell table:style-name="ce145" office:value-type="float" office:value="5275" calcext:value-type="float">
            <text:p><text:s text:c="3"/>5,275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5378" calcext:value-type="float">
            <text:p><text:s text:c="3"/>5,378</text:p>
          </table:table-cell>
          <table:table-cell table:style-name="ce146" office:value-type="float" office:value="4150" calcext:value-type="float">
            <text:p><text:s text:c="3"/>4,150</text:p>
          </table:table-cell>
          <table:table-cell table:style-name="ce108" office:value-type="float" office:value="4150" calcext:value-type="float">
            <text:p><text:s text:c="3"/>4,150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80" calcext:value-type="float">
            <text:p><text:s text:c="3"/>780</text:p>
          </table:table-cell>
          <table:table-cell table:style-name="ce108" office:value-type="float" office:value="381" calcext:value-type="float">
            <text:p><text:s text:c="3"/>381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5" office:value-type="float" office:value="439" calcext:value-type="float">
            <text:p><text:s text:c="3"/>439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427" calcext:value-type="float">
            <text:p><text:s text:c="3"/>427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43" calcext:value-type="float">
            <text:p><text:s text:c="3"/>143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4572" calcext:value-type="float">
            <text:p><text:s text:c="3"/>4,572</text:p>
          </table:table-cell>
          <table:table-cell table:style-name="ce145" office:value-type="float" office:value="4483" calcext:value-type="float">
            <text:p><text:s text:c="3"/>4,483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47" calcext:value-type="float">
            <text:p><text:s text:c="3"/>47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4572" calcext:value-type="float">
            <text:p><text:s text:c="3"/>4,572</text:p>
          </table:table-cell>
          <table:table-cell table:style-name="ce146" office:value-type="float" office:value="3503" calcext:value-type="float">
            <text:p><text:s text:c="3"/>3,503</text:p>
          </table:table-cell>
          <table:table-cell table:style-name="ce108" office:value-type="float" office:value="3503" calcext:value-type="float">
            <text:p><text:s text:c="3"/>3,503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08" office:value-type="float" office:value="343" calcext:value-type="float">
            <text:p><text:s text:c="3"/>343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76" calcext:value-type="float">
            <text:p><text:s text:c="3"/>37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114" calcext:value-type="float">
            <text:p><text:s text:c="3"/>114</text:p>
          </table:table-cell>
          <table:table-cell table:style-name="ce165" office:value-type="float" office:value="363" calcext:value-type="float">
            <text:p><text:s text:c="3"/>363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101" calcext:value-type="float">
            <text:p><text:s text:c="3"/>101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5019" calcext:value-type="float">
            <text:p><text:s text:c="3"/>5,019</text:p>
          </table:table-cell>
          <table:table-cell table:style-name="ce145" office:value-type="float" office:value="4908" calcext:value-type="float">
            <text:p><text:s text:c="3"/>4,908</text:p>
          </table:table-cell>
          <table:table-cell table:style-name="ce40" office:value-type="float" office:value="4907" calcext:value-type="float">
            <text:p><text:s text:c="3"/>4,90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79" calcext:value-type="float">
            <text:p><text:s text:c="3"/>79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26" calcext:value-type="float">
            <text:p><text:s text:c="3"/>26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5019" calcext:value-type="float">
            <text:p><text:s text:c="3"/>5,019</text:p>
          </table:table-cell>
          <table:table-cell table:style-name="ce146" office:value-type="float" office:value="3785" calcext:value-type="float">
            <text:p><text:s text:c="3"/>3,785</text:p>
          </table:table-cell>
          <table:table-cell table:style-name="ce108" office:value-type="float" office:value="3785" calcext:value-type="float">
            <text:p><text:s text:c="3"/>3,785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790" calcext:value-type="float">
            <text:p><text:s text:c="3"/>790</text:p>
          </table:table-cell>
          <table:table-cell table:style-name="ce108" office:value-type="float" office:value="365" calcext:value-type="float">
            <text:p><text:s text:c="3"/>365</text:p>
          </table:table-cell>
          <table:table-cell table:style-name="ce108" office:value-type="float" office:value="425" calcext:value-type="float">
            <text:p><text:s text:c="3"/>425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439" calcext:value-type="float">
            <text:p><text:s text:c="3"/>439</text:p>
          </table:table-cell>
          <table:table-cell table:style-name="ce165" office:value-type="float" office:value="288" calcext:value-type="float">
            <text:p><text:s text:c="3"/>288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425" calcext:value-type="float">
            <text:p><text:s text:c="3"/>425</text:p>
          </table:table-cell>
          <table:table-cell table:style-name="ce165" office:value-type="float" office:value="288" calcext:value-type="float">
            <text:p><text:s text:c="3"/>288</text:p>
          </table:table-cell>
          <table:table-cell table:style-name="ce165" office:value-type="float" office:value="137" calcext:value-type="float">
            <text:p><text:s text:c="3"/>137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9" office:value-type="float" office:value="4900" calcext:value-type="float">
            <text:p><text:s text:c="3"/>4,900</text:p>
          </table:table-cell>
          <table:table-cell table:style-name="ce145" office:value-type="float" office:value="4798" calcext:value-type="float">
            <text:p><text:s text:c="3"/>4,798</text:p>
          </table:table-cell>
          <table:table-cell table:style-name="ce40" office:value-type="float" office:value="4797" calcext:value-type="float">
            <text:p><text:s text:c="3"/>4,79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68" calcext:value-type="float">
            <text:p><text:s text:c="3"/>68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2" calcext:value-type="float">
            <text:p><text:s text:c="3"/>52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1" office:value-type="string" calcext:value-type="string">
            <text:p>女</text:p>
          </table:table-cell>
          <table:table-cell table:style-name="ce150" office:value-type="float" office:value="4900" calcext:value-type="float">
            <text:p><text:s text:c="3"/>4,900</text:p>
          </table:table-cell>
          <table:table-cell table:style-name="ce146" office:value-type="float" office:value="3771" calcext:value-type="float">
            <text:p><text:s text:c="3"/>3,771</text:p>
          </table:table-cell>
          <table:table-cell table:style-name="ce108" office:value-type="float" office:value="3770" calcext:value-type="float">
            <text:p><text:s text:c="3"/>3,77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729" calcext:value-type="float">
            <text:p><text:s text:c="3"/>729</text:p>
          </table:table-cell>
          <table:table-cell table:style-name="ce108" office:value-type="float" office:value="308" calcext:value-type="float">
            <text:p><text:s text:c="3"/>308</text:p>
          </table:table-cell>
          <table:table-cell table:style-name="ce108" office:value-type="float" office:value="421" calcext:value-type="float">
            <text:p><text:s text:c="3"/>421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391" calcext:value-type="float">
            <text:p><text:s text:c="3"/>391</text:p>
          </table:table-cell>
          <table:table-cell table:style-name="ce165" office:value-type="float" office:value="264" calcext:value-type="float">
            <text:p><text:s text:c="3"/>264</text:p>
          </table:table-cell>
          <table:table-cell table:style-name="ce165" office:value-type="float" office:value="127" calcext:value-type="float">
            <text:p><text:s text:c="3"/>127</text:p>
          </table:table-cell>
          <table:table-cell table:style-name="ce165" office:value-type="float" office:value="380" calcext:value-type="float">
            <text:p><text:s text:c="3"/>380</text:p>
          </table:table-cell>
          <table:table-cell table:style-name="ce165" office:value-type="float" office:value="263" calcext:value-type="float">
            <text:p><text:s text:c="3"/>263</text:p>
          </table:table-cell>
          <table:table-cell table:style-name="ce165" office:value-type="float" office:value="117" calcext:value-type="float">
            <text:p><text:s text:c="3"/>117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2"/>
          <table:table-cell table:style-name="ce155" table:number-columns-repeated="30"/>
          <table:table-cell table:style-name="ce182" table:number-columns-repeated="8"/>
          <table:table-cell table:number-columns-repeated="964"/>
        </table:table-row>
        <table:table-row table:style-name="ro6">
          <table:table-cell table:style-name="ce13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51"/>
          <table:table-cell table:style-name="ce152" table:number-columns-repeated="3"/>
          <table:table-cell table:style-name="ce156" table:number-columns-repeated="4"/>
          <table:table-cell table:style-name="ce158" table:number-columns-spanned="2" table:number-rows-spanned="1"/>
          <table:covered-table-cell table:style-name="ce158"/>
          <table:table-cell table:style-name="ce152" table:number-columns-repeated="4"/>
          <table:table-cell office:value-type="string" calcext:value-type="string">
            <text:p>        內政部戶政司 民國100年<text:span text:style-name="T4">7月6日編製</text:span></text:p>
          </table:table-cell>
          <table:table-cell/>
          <table:table-cell table:style-name="ce170" table:number-columns-repeated="3"/>
          <table:table-cell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35" office:value-type="string" calcext:value-type="string">
            <text:p>     <text:s/>2.本國籍未設籍欄位係指臺灣地區無戶籍國民。</text:p>
          </table:table-cell>
          <table:table-cell/>
          <table:table-cell table:style-name="ce152" table:number-columns-repeated="2"/>
          <table:table-cell table:style-name="ce153" table:number-columns-repeated="2"/>
          <table:table-cell table:style-name="ce152" table:number-columns-repeated="16"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3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54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3"/>
          <table:table-cell table:style-name="ce152" table:number-columns-repeated="19"/>
          <table:table-cell table:style-name="ce155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2" table:number-columns-repeated="20"/>
          <table:table-cell table:style-name="ce155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5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06.xls'#$''.$G$5]"/>
        <table:named-expression table:name="出生" table:base-cell-address="$年月別.$A$1" table:expression="['file:///D:/123/e107/10.%E9%81%B7%E5%BE%99-100.06.xls'#$''.$V$14:.$V$34]"/>
        <table:named-expression table:name="月底人口數" table:base-cell-address="$年月別.$A$1" table:expression="['file:///D:/123/e107/10.%E9%81%B7%E5%BE%99-100.06.xls'#$''.$AT$14:.$AU$34]"/>
        <table:named-expression table:name="死亡" table:base-cell-address="$年月別.$A$1" table:expression="['file:///D:/123/e107/10.%E9%81%B7%E5%BE%99-100.06.xls'#$''.$Y$14:.$Y$34]"/>
        <table:named-expression table:name="結婚" table:base-cell-address="$年月別.$A$1" table:expression="['file:///D:/123/e107/10.%E9%81%B7%E5%BE%99-100.06.xls'#$''.$L$14:.$L$34]"/>
        <table:named-expression table:name="鄰數戶數" table:base-cell-address="$年月別.$A$1" table:expression="['file:///D:/123/e107/10.%E9%81%B7%E5%BE%99-100.06.xls'#$''.$AQ$14:.$AR$34]"/>
        <table:named-expression table:name="離婚" table:base-cell-address="$年月別.$A$1" table:expression="['file:///D:/123/e107/10.%E9%81%B7%E5%BE%99-100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07T10:01:30</meta:creation-date>
    <dc:creator>user</dc:creator>
    <dc:date>2012-04-06T17:29:28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